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d336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officeooo:rsid="001d33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John Ballard </text:span>ASSIGNMENT Part 2: <text:s/></text:p>
      <text:p text:style-name="P1"/>
      <text:p text:style-name="P1"/>
      <text:p text:style-name="P1">Fixed sections <text:span text:style-name="T1">underlined</text:span><text:span text:style-name="T3"> and </text:span><text:span text:style-name="T4">bold</text:span></text:p>
      <text:p text:style-name="P1"/>
      <text:p text:style-name="P1"># <text:span text:style-name="T2">&lt;</text:span>iostream&gt;</text:p>
      <text:p text:style-name="P1">using namespace std;</text:p>
      <text:p text:style-name="P1">Int main (<text:span text:style-name="T2">void</text:span> ) { <text:span text:style-name="T2">/</text:span>/ start program</text:p>
      <text:p text:style-name="P1">// Declare and Initialize Variables</text:p>
      <text:p text:style-name="P1">int height = 0;</text:p>
      <text:p text:style-name="P1">int feet = 0<text:span text:style-name="T2">;</text:span></text:p>
      <text:p text:style-name="P1">int inches = 0;</text:p>
      <text:p text:style-name="P1">// Prompt for height</text:p>
      <text:p text:style-name="P1">cout <text:span text:style-name="T2">&lt;&lt;</text:span> “Enter your height in inches: ”;</text:p>
      <text:p text:style-name="P1">cin &gt;&gt; <text:span text:style-name="T2">h</text:span>eight;</text:p>
      <text:p text:style-name="P1">// Calculate Height in feet and inches</text:p>
      <text:p text:style-name="P1">feet = height / 12;</text:p>
      <text:p text:style-name="P1">inches = height % 12;</text:p>
      <text:p text:style-name="P1"><text:span text:style-name="T2">/</text:span>/Print out height in feet and inches</text:p>
      <text:p text:style-name="P1">cout &lt;&lt; “You are “ <text:span text:style-name="T2">&lt;</text:span>&lt; FEET &lt;&lt; “ feet and “ &lt;<text:span text:style-name="T2">&lt;</text:span> inches &lt;&lt; “inches” ;</text:p>
      <text:p text:style-name="P1">system(pause); // Mac user can delete this line of code</text:p>
      <text:p text:style-name="P1">return 0;</text:p>
      <text:p text:style-name="P1">} // end of pro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5T15:40:04.244275299</meta:creation-date>
    <dc:date>2015-07-05T15:40:26.970953492</dc:date>
    <meta:editing-duration>PT22S</meta:editing-duration>
    <meta:editing-cycles>1</meta:editing-cycles>
    <meta:document-statistic meta:table-count="0" meta:image-count="0" meta:object-count="0" meta:page-count="1" meta:paragraph-count="20" meta:word-count="113" meta:character-count="550" meta:non-whitespace-character-count="455"/>
    <meta:generator>LibreOffice/4.4.2.2$Linux_X86_64 LibreOffice_project/40m0$Build-2</meta:generator>
  </office:meta>
</office:document-meta>
</file>